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ystem" style:font-pitch="variable" svg:panose-1="2 11 6 4 2 2 2 2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Times New Roman" fo:font-weight="bold" style:font-weight-asian="bold" fo:font-size="22pt" style:font-size-asian="22pt" style:font-size-complex="22pt"/>
    </style:style>
    <style:style style:name="T3" style:parent-style-name="DefaultParagraphFont" style:family="text">
      <style:text-properties style:font-name="Times New Roman" fo:font-weight="bold" style:font-weight-asian="bold" fo:font-size="22pt" style:font-size-asian="22pt" style:font-size-complex="22pt"/>
    </style:style>
    <style:style style:name="P4" style:parent-style-name="Standard" style:family="paragraph">
      <style:paragraph-properties fo:text-align="center"/>
      <style:text-properties style:font-name="Times New Roman" fo:font-size="22pt" style:font-size-asian="22pt" style:font-size-complex="22pt"/>
    </style:style>
    <style:style style:name="P5" style:parent-style-name="ListParagraph" style:list-style-name="WWNum2" style:family="paragraph">
      <style:text-properties style:font-name="Times New Roman" fo:font-size="18pt" style:font-size-asian="18pt" style:font-size-complex="18pt"/>
    </style:style>
    <style:style style:name="P6" style:parent-style-name="ListParagraph" style:family="paragraph">
      <style:text-properties style:font-name="Times New Roman" fo:font-size="18pt" style:font-size-asian="18pt" style:font-size-complex="18pt"/>
    </style:style>
    <style:style style:name="P7" style:parent-style-name="ListParagraph" style:list-style-name="WWNum3" style:family="paragraph">
      <style:text-properties style:font-name="Times New Roman" fo:font-size="16pt" style:font-size-asian="16pt" style:font-size-complex="16pt"/>
    </style:style>
    <style:style style:name="P8" style:parent-style-name="ListParagraph" style:family="paragraph">
      <style:text-properties style:font-name="Times New Roman" fo:font-size="16pt" style:font-size-asian="16pt" style:font-size-complex="16pt"/>
    </style:style>
    <style:style style:name="P9" style:parent-style-name="ListParagraph" style:list-style-name="WWNum3" style:family="paragraph">
      <style:text-properties style:font-name="Times New Roman" fo:font-size="16pt" style:font-size-asian="16pt" style:font-size-complex="16pt"/>
    </style:style>
    <style:style style:name="P10" style:parent-style-name="ListParagraph" style:family="paragraph">
      <style:text-properties style:font-name="Times New Roman" fo:font-size="16pt" style:font-size-asian="16pt" style:font-size-complex="16pt"/>
    </style:style>
    <style:style style:name="P11" style:parent-style-name="ListParagraph" style:list-style-name="WWNum3" style:family="paragraph">
      <style:text-properties style:font-name="Times New Roman" fo:font-size="16pt" style:font-size-asian="16pt" style:font-size-complex="16pt"/>
    </style:style>
    <style:style style:name="P12" style:parent-style-name="ListParagraph" style:family="paragraph">
      <style:text-properties style:font-name="Times New Roman" fo:font-size="16pt" style:font-size-asian="16pt" style:font-size-complex="16pt"/>
    </style:style>
    <style:style style:name="P13" style:parent-style-name="ListParagraph" style:list-style-name="WWNum3" style:family="paragraph">
      <style:text-properties style:font-name="Times New Roman" fo:font-size="16pt" style:font-size-asian="16pt" style:font-size-complex="16pt"/>
    </style:style>
    <style:style style:name="P14" style:parent-style-name="ListParagraph" style:family="paragraph">
      <style:text-properties style:font-name="Times New Roman" fo:font-size="16pt" style:font-size-asian="16pt" style:font-size-complex="16pt"/>
    </style:style>
    <style:style style:name="P15" style:parent-style-name="ListParagraph" style:list-style-name="WWNum3" style:family="paragraph">
      <style:text-properties style:font-name="Times New Roman" fo:font-size="16pt" style:font-size-asian="16pt" style:font-size-complex="16pt"/>
    </style:style>
    <style:style style:name="P16" style:parent-style-name="Standard" style:family="paragraph">
      <style:text-properties style:font-name="Times New Roman" fo:font-size="22pt" style:font-size-asian="22pt" style:font-size-complex="22pt"/>
    </style:style>
    <style:style style:name="P17" style:parent-style-name="Standard" style:family="paragraph">
      <style:text-properties style:font-name="Times New Roman" fo:font-size="22pt" style:font-size-asian="22pt" style:font-size-complex="22pt"/>
    </style:style>
    <style:style style:name="P18" style:parent-style-name="Standard" style:family="paragraph">
      <style:text-properties style:font-name="Times New Roman" fo:font-size="22pt" style:font-size-asian="22pt" style:font-size-complex="22pt"/>
    </style:style>
    <style:style style:name="P19" style:parent-style-name="ListParagraph" style:list-style-name="WWNum2" style:family="paragraph">
      <style:text-properties style:font-name="Times New Roman" fo:font-size="18pt" style:font-size-asian="18pt" style:font-size-complex="18pt"/>
    </style:style>
    <style:style style:name="P20" style:parent-style-name="Standard" style:family="paragraph">
      <style:paragraph-properties fo:text-align="justify"/>
    </style:style>
    <style:style style:name="T21" style:parent-style-name="DefaultParagraphFont" style:family="text">
      <style:text-properties style:font-name="Times New Roman" fo:font-size="22pt" style:font-size-asian="22pt" style:font-size-complex="22pt"/>
    </style:style>
    <style:style style:name="T22" style:parent-style-name="DefaultParagraphFont" style:family="text">
      <style:text-properties style:font-name="Times New Roman" fo:font-size="22pt" style:font-size-asian="22pt" style:font-size-complex="22pt"/>
    </style:style>
    <style:style style:name="T23" style:parent-style-name="DefaultParagraphFont" style:family="text">
      <style:text-properties style:font-name="Times New Roman" fo:font-size="18pt" style:font-size-asian="18pt" style:font-size-complex="18pt"/>
    </style:style>
    <style:style style:name="P24" style:parent-style-name="Standard" style:family="paragraph">
      <style:paragraph-properties fo:text-align="justify"/>
    </style:style>
    <style:style style:name="T25" style:parent-style-name="DefaultParagraphFont" style:family="text">
      <style:text-properties style:font-name="Times New Roman" fo:font-size="18pt" style:font-size-asian="18pt" style:font-size-complex="18pt"/>
    </style:style>
    <style:style style:name="T26" style:parent-style-name="DefaultParagraphFont" style:family="text">
      <style:text-properties style:font-name="Times New Roman" fo:font-size="18pt" style:font-size-asian="18pt" style:font-size-complex="18pt"/>
    </style:style>
    <style:style style:name="P27" style:parent-style-name="Standard" style:family="paragraph">
      <style:paragraph-properties fo:text-align="justify"/>
    </style:style>
    <style:style style:name="T28" style:parent-style-name="DefaultParagraphFont" style:family="text">
      <style:text-properties style:font-name="Times New Roman" fo:font-size="18pt" style:font-size-asian="18pt" style:font-size-complex="18pt"/>
    </style:style>
    <style:style style:name="P29" style:parent-style-name="Standard" style:family="paragraph">
      <style:paragraph-properties fo:text-align="justify"/>
    </style:style>
    <style:style style:name="T30" style:parent-style-name="DefaultParagraphFont" style:family="text">
      <style:text-properties style:font-name="Times New Roman" fo:font-size="18pt" style:font-size-asian="18pt" style:font-size-complex="18pt"/>
    </style:style>
    <style:style style:name="P31" style:parent-style-name="ListParagraph" style:list-style-name="WWNum1" style:family="paragraph">
      <style:text-properties style:font-name="Times New Roman" fo:font-size="18pt" style:font-size-asian="18pt" style:font-size-complex="18pt"/>
    </style:style>
    <style:style style:name="P32" style:parent-style-name="ListParagraph" style:list-style-name="WWNum4" style:family="paragraph"/>
    <style:style style:name="T33" style:parent-style-name="DefaultParagraphFont" style:family="text">
      <style:text-properties style:font-name="Times New Roman" fo:font-size="18pt" style:font-size-asian="18pt" style:font-size-complex="18pt"/>
    </style:style>
    <style:style style:name="T34" style:parent-style-name="DefaultParagraphFont" style:family="text">
      <style:text-properties style:font-name="Times New Roman" fo:font-size="18pt" style:font-size-asian="18pt" style:font-size-complex="18pt"/>
    </style:style>
    <style:style style:name="P35" style:parent-style-name="ListParagraph" style:list-style-name="LFO11" style:family="paragraph"/>
    <style:style style:name="T36" style:parent-style-name="DefaultParagraphFont" style:family="text">
      <style:text-properties style:font-name="Times New Roman" fo:font-size="18pt" style:font-size-asian="18pt" style:font-size-complex="18pt"/>
    </style:style>
    <style:style style:name="P37" style:parent-style-name="ListParagraph" style:list-style-name="LFO11" style:family="paragraph"/>
    <style:style style:name="T38" style:parent-style-name="DefaultParagraphFont" style:family="text">
      <style:text-properties style:font-name="Times New Roman" fo:font-size="18pt" style:font-size-asian="18pt" style:font-size-complex="18pt"/>
    </style:style>
    <style:style style:name="P39" style:parent-style-name="ListParagraph" style:list-style-name="LFO11" style:family="paragraph"/>
    <style:style style:name="T40" style:parent-style-name="DefaultParagraphFont" style:family="text">
      <style:text-properties style:font-name="Times New Roman" fo:font-size="18pt" style:font-size-asian="18pt" style:font-size-complex="18pt"/>
    </style:style>
    <style:style style:name="P41" style:parent-style-name="ListParagraph" style:list-style-name="LFO11" style:family="paragraph"/>
    <style:style style:name="T42" style:parent-style-name="DefaultParagraphFont" style:family="text">
      <style:text-properties style:font-name="Times New Roman" fo:font-size="18pt" style:font-size-asian="18pt" style:font-size-complex="18pt"/>
    </style:style>
    <style:style style:name="T43" style:parent-style-name="DefaultParagraphFont" style:family="text">
      <style:text-properties style:font-name="Times New Roman" fo:font-size="16pt" style:font-size-asian="16pt" style:font-size-complex="16pt"/>
    </style:style>
    <style:style style:name="P44" style:parent-style-name="Standard" style:family="paragraph">
      <style:text-properties style:font-name="Times New Roman" fo:font-size="16pt" style:font-size-asian="16pt" style:font-size-complex="16pt"/>
    </style:style>
    <style:style style:name="P45" style:parent-style-name="Standard" style:family="paragraph">
      <style:text-properties style:font-name="Times New Roman" fo:font-size="16pt" style:font-size-asian="16pt" style:font-size-complex="16pt"/>
    </style:style>
    <style:style style:name="P46" style:parent-style-name="Standard" style:family="paragraph">
      <style:text-properties style:font-name="Times New Roman" fo:font-size="16pt" style:font-size-asian="16pt" style:font-size-complex="16pt"/>
    </style:style>
    <style:style style:name="P47" style:parent-style-name="Standard" style:family="paragraph">
      <style:text-properties style:font-name="Times New Roman" fo:font-size="16pt" style:font-size-asian="16pt" style:font-size-complex="16pt"/>
    </style:style>
    <style:style style:name="P48" style:parent-style-name="Standard" style:family="paragraph">
      <style:text-properties style:font-name="Times New Roman" fo:font-size="16pt" style:font-size-asian="16pt" style:font-size-complex="16pt"/>
    </style:style>
    <style:style style:name="P49" style:parent-style-name="Standard" style:family="paragraph">
      <style:text-properties style:font-name="Times New Roman" fo:font-size="16pt" style:font-size-asian="16pt" style:font-size-complex="16pt"/>
    </style:style>
    <style:style style:name="P50" style:parent-style-name="Standard" style:family="paragraph">
      <style:text-properties style:font-name="Times New Roman" fo:font-size="16pt" style:font-size-asian="16pt" style:font-size-complex="16pt"/>
    </style:style>
    <style:style style:name="T51" style:parent-style-name="DefaultParagraphFont" style:family="text">
      <style:text-properties style:font-name="Times New Roman" fo:font-size="16pt" style:font-size-asian="16pt" style:font-size-complex="16pt"/>
    </style:style>
    <style:style style:name="T52" style:parent-style-name="DefaultParagraphFont" style:family="text">
      <style:text-properties style:font-name="Times New Roman" fo:font-size="16pt" style:font-size-asian="16pt" style:font-size-complex="16pt"/>
    </style:style>
    <style:style style:name="P53" style:parent-style-name="ListParagraph" style:list-style-name="WWNum1" style:family="paragraph">
      <style:text-properties style:font-name="Times New Roman" fo:font-size="18pt" style:font-size-asian="18pt" style:font-size-complex="18pt"/>
    </style:style>
    <style:style style:name="T54" style:parent-style-name="DefaultParagraphFont" style:family="text">
      <style:text-properties style:font-name="Times New Roman" fo:font-size="16pt" style:font-size-asian="16pt" style:font-size-complex="16pt"/>
    </style:style>
  </office:automatic-styles>
  <office:body>
    <office:text text:use-soft-page-breaks="true">
      <text:p text:style-name="P1"><text:span text:style-name="T2">AIM:- TO PREPARE PROBLEM DEFINITION FOR</text:span><text:span text:style-name="T3"><text:s/>GYM MANAGEMENT SYSTEM</text:span></text:p>
      <text:p text:style-name="P4"/>
      <text:list text:style-name="WWNum2">
        <text:list-item>
          <text:p text:style-name="P5">Glossary of Terms:-</text:p>
        </text:list-item>
      </text:list>
      <text:p text:style-name="P6"/>
      <text:list text:style-name="WWNum3">
        <text:list-item text:start-value="1">
          <text:p text:style-name="P7">Owner- Someone who oversees the website and is responsible for overseeing the data intake and manipulation</text:p>
        </text:list-item>
      </text:list>
      <text:p text:style-name="P8"/>
      <text:list text:style-name="WWNum3" text:continue-numbering="true">
        <text:list-item>
          <text:p text:style-name="P9">Application – The main program that the user will be interacting with. This program is made to be user<text:s/>friendly and is located on the website.</text:p>
        </text:list-item>
      </text:list>
      <text:p text:style-name="P10"/>
      <text:list text:style-name="WWNum3" text:continue-numbering="true">
        <text:list-item>
          <text:p text:style-name="P11">Graphical User Interface (GUI) – A type of interface that allows the user to interact with the graphical components, including buttons, dropdown menus, and any maps that appear</text:p>
        </text:list-item>
      </text:list>
      <text:p text:style-name="P12"/>
      <text:list text:style-name="WWNum3" text:continue-numbering="true">
        <text:list-item>
          <text:p text:style-name="P13">Mobile application - Software for an Android smartphone that is available to all users of the gym system. Mimics the basic functions of the web Application.</text:p>
        </text:list-item>
      </text:list>
      <text:p text:style-name="P14"/>
      <text:list text:style-name="WWNum3" text:continue-numbering="true">
        <text:list-item>
          <text:p text:style-name="P15">Mobile device - A device that is meant primarily for mobile use, including tablets and smartphones</text:p>
        </text:list-item>
      </text:list>
      <text:p text:style-name="P16"/>
      <text:p text:style-name="P17"/>
      <text:p text:style-name="P18"/>
      <text:list text:style-name="WWNum2" text:continue-numbering="true">
        <text:list-item>
          <text:p text:style-name="P19">Project Objectives</text:p>
        </text:list-item>
      </text:list>
      <text:p text:style-name="P20"><text:span text:style-name="T21"><text:s text:c="2"/></text:span><text:span text:style-name="T22"><text:tab/></text:span><text:span text:style-name="T23">WGMS product is basically updating the manual Gym system into an internet based application so that the users can know the details of their accounts, tenure of their gym membership, the protein supplements and other facilities available.</text:span></text:p>
      <text:p text:style-name="P24"><text:span text:style-name="T25">The project is sp</text:span><text:span text:style-name="T26">ecifically designed for the use of trainers and the gym member. The product will work as a complete user interface for gym management process and gym usage from ordinary users.</text:span></text:p>
      <text:p text:style-name="P27"><text:span text:style-name="T28"><text:tab/>WGMS can be used by any existing or new gym members to manage their accounts.</text:span></text:p>
      <text:p text:style-name="P29"><text:span text:style-name="T30"><text:tab/>WGMS can work as a powerful gym management system for big gyms, and can provide a free easy-to-use system for rising gym.</text:span></text:p>
      <text:list text:style-name="WWNum1" text:continue-numbering="true">
        <text:list-item>
          <text:p text:style-name="P31">Functional Requirements Specification</text:p>
        </text:list-item>
      </text:list>
      <text:list text:style-name="WWNum4">
        <text:list-item text:start-value="1">
          <text:p text:style-name="P32"><text:span text:style-name="T33">St</text:span><text:span text:style-name="T34">akeholders</text:span></text:p>
        </text:list-item>
      </text:list>
      <text:list text:style-name="LFO11" text:continue-numbering="true">
        <text:list-item>
          <text:p text:style-name="P35"><text:span text:style-name="T36">Owner</text:span></text:p>
        </text:list-item>
        <text:list-item>
          <text:p text:style-name="P37"><text:span text:style-name="T38">Manager</text:span></text:p>
        </text:list-item>
        <text:list-item>
          <text:p text:style-name="P39"><text:span text:style-name="T40">Trainer</text:span></text:p>
        </text:list-item>
        <text:list-item>
          <text:p text:style-name="P41"><text:span text:style-name="T42">Gym members</text:span><text:span text:style-name="T43"><text:s text:c="45"/></text:span></text:p>
        </text:list-item>
      </text:list>
      <text:p text:style-name="Standard"/>
      <text:p text:style-name="Standard"/>
      <text:p text:style-name="Standard"/>
      <text:soft-page-break/>
      <text:p text:style-name="P44"><text:s text:c="2"/>• User <text:s/></text:p>
      <text:p text:style-name="P45"><text:s text:c="6"/>• The user has the ability to access the main Application to receive the membership<text:s/>history reports and supplements they desire.</text:p>
      <text:p text:style-name="P46"><text:s/>• Owner <text:s/></text:p>
      <text:p text:style-name="P47"><text:s text:c="5"/>• The administrator has the ability to run and provide upkeep for the membership details.</text:p>
      <text:p text:style-name="P48">• Application <text:s text:c="2"/></text:p>
      <text:p text:style-name="P49"><text:s text:c="4"/>• The goal of the<text:s/>Application to provide the user with a clear and concise result of their supplements and membership queries in the form of text or images. The Application is run on a website and can be run on a variety of web browsers. <text:s/></text:p>
      <text:p text:style-name="P50">• Database <text:s text:c="2"/></text:p>
      <text:p text:style-name="Standard"><text:span text:style-name="T51"><text:s text:c="5"/>• The goal of the Database is to serve as a depository for all our data to be used. It will store the membership details and supplements data. It will also store the salary data that is used to display the payment history. It can be expanded<text:s/></text:span><text:span text:style-name="T52">to hold much more data.</text:span></text:p>
      <text:list text:style-name="WWNum1" text:continue-numbering="true">
        <text:list-item>
          <text:p text:style-name="P53">Conclusion:-</text:p>
        </text:list-item>
      </text:list>
      <text:p text:style-name="Normal"><text:span text:style-name="T54">Thus we will implement in our topic Gym management syste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ystem" style:font-pitch="variable" svg:panose-1="2 11 6 4 2 2 2 2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complex="Mangal"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color="#00000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Times New Roman" style:font-name-asian="Times New Roman" style:font-name-complex="Symbol" fo:font-size="18pt" style:font-size-asian="18pt"/>
    </style:style>
    <style:style style:name="ListLabel14" style:display-name="ListLabel 14" style:family="text">
      <style:text-properties style:font-name-complex="Courier New"/>
    </style:style>
    <style:style style:name="ListLabel15" style:display-name="ListLabel 15" style:family="text">
      <style:text-properties style:font-name-complex="Wingdings"/>
    </style:style>
    <style:style style:name="ListLabel16" style:display-name="ListLabel 16" style:family="text">
      <style:text-properties style:font-name-complex="Symbol"/>
    </style:style>
    <style:style style:name="ListLabel17" style:display-name="ListLabel 17" style:family="text">
      <style:text-properties style:font-name-complex="Courier New"/>
    </style:style>
    <style:style style:name="ListLabel18" style:display-name="ListLabel 18" style:family="text">
      <style:text-properties style:font-name-complex="Wingdings"/>
    </style:style>
    <style:style style:name="ListLabel19" style:display-name="ListLabel 19" style:family="text">
      <style:text-properties style:font-name-complex="Symbol"/>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text-properties style:font-name-complex="Symbol" fo:font-size="18pt" style:font-size-asian="18pt"/>
    </style:style>
    <style:style style:name="ListLabel23" style:display-name="ListLabel 23" style:family="text">
      <style:text-properties style:font-name-complex="Courier New"/>
    </style:style>
    <style:style style:name="ListLabel24" style:display-name="ListLabel 24" style:family="text">
      <style:text-properties style:font-name-complex="Wingdings"/>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BulletSymbols" style:display-name="Bullet Symbols" style:family="text">
      <style:text-properties style:font-name="OpenSymbol" style:font-name-asian="OpenSymbol" style:font-name-complex="OpenSymbol"/>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fo:font-size="18pt" style:font-size-asian="18pt"/>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font-name-complex="Symbol" fo:font-size="18pt" style:font-size-asian="18pt"/>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Num5" style:display-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ardik</meta:initial-creator>
    <dc:creator>Sejal Chaudhari</dc:creator>
    <meta:creation-date>2019-01-15T00:45:00Z</meta:creation-date>
    <dc:date>2019-01-27T15:45:00Z</dc:date>
    <meta:template xlink:href="Normal.dotm" xlink:type="simple"/>
    <meta:editing-cycles>17</meta:editing-cycles>
    <meta:editing-duration>PT348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4" meta:word-count="362" meta:character-count="2428" meta:row-count="17" meta:non-whitespace-character-count="2070"/>
  </office:meta>
</office:document-meta>
</file>